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C000005DCE0A8FC1FBB6EBB8D.png" manifest:media-type="image/png"/>
  <manifest:file-entry manifest:full-path="Pictures/10000001000005DC000005DC64CEB8F2DB8D76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75cm" svg:height="15.75cm" svg:x="0.001cm" svg:y="0cm">
          <draw:image xlink:href="Pictures/10000001000005DC000005DCE0A8FC1FBB6EBB8D.png" xlink:type="simple" xlink:show="embed" xlink:actuate="onLoad" draw:mime-type="image/png">
            <text:p/>
          </draw:image>
        </draw:frame>
        <draw:frame draw:style-name="gr2" draw:text-style-name="P1" draw:layer="layout" svg:width="15.75cm" svg:height="15.75cm" svg:x="5.25cm" svg:y="14cm">
          <draw:image xlink:href="Pictures/10000001000005DC000005DCE0A8FC1FBB6EBB8D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2" draw:text-style-name="P1" draw:layer="layout" svg:width="15.75cm" svg:height="15.75cm" svg:x="5.25cm" svg:y="0cm">
          <draw:image xlink:href="Pictures/10000001000005DC000005DC64CEB8F2DB8D76AF.png" xlink:type="simple" xlink:show="embed" xlink:actuate="onLoad" draw:mime-type="image/png">
            <text:p/>
          </draw:image>
        </draw:frame>
        <draw:frame draw:style-name="gr2" draw:text-style-name="P1" draw:layer="layout" svg:width="15.75cm" svg:height="15.75cm" svg:x="0cm" svg:y="14cm">
          <draw:image xlink:href="Pictures/10000001000005DC000005DC64CEB8F2DB8D76A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2T23:26:45.332000000</meta:creation-date>
    <dc:date>2023-03-14T08:45:04.870000000</dc:date>
    <meta:editing-duration>PT47M57S</meta:editing-duration>
    <meta:editing-cycles>4</meta:editing-cycles>
    <meta:generator>LibreOffice/7.4.4.2$Windows_X86_64 LibreOffice_project/85569322deea74ec9134968a29af2df5663baa21</meta:generator>
    <meta:document-statistic meta:object-count="4"/>
  </office:meta>
</office:document-meta>
</file>